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6.6479in" fo:margin-left="0.0458in" table:align="left"/>
    </style:style>
    <style:style style:name="Таблица1.A" style:family="table-column">
      <style:table-column-properties style:column-width="0.3743in"/>
    </style:style>
    <style:style style:name="Таблица1.B" style:family="table-column">
      <style:table-column-properties style:column-width="0.4181in"/>
    </style:style>
    <style:style style:name="Таблица1.C" style:family="table-column">
      <style:table-column-properties style:column-width="0.4188in"/>
    </style:style>
    <style:style style:name="Таблица1.I" style:family="table-column">
      <style:table-column-properties style:column-width="0.4153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P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P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0.4181in" style:rel-column-width="409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P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P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2" style:family="paragraph" style:parent-style-name="Standard">
      <style:text-properties fo:language="ru" fo:country="RU" officeooo:rsid="000615bb" officeooo:paragraph-rsid="000615bb"/>
    </style:style>
    <style:style style:name="P3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0pt" officeooo:paragraph-rsid="00a561a4" style:font-size-asian="10pt" style:font-size-complex="10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officeooo:paragraph-rsid="00a561a4"/>
    </style:style>
    <style:style style:name="P8" style:family="paragraph" style:parent-style-name="Standard">
      <style:paragraph-properties fo:text-align="start" style:justify-single-word="false"/>
      <style:text-properties officeooo:paragraph-rsid="00acf25f"/>
    </style:style>
    <style:style style:name="P9" style:family="paragraph" style:parent-style-name="Standard">
      <style:paragraph-properties fo:text-align="justify" style:justify-single-word="false"/>
      <style:text-properties officeooo:rsid="00a67356" officeooo:paragraph-rsid="00a67356"/>
    </style:style>
    <style:style style:name="P10" style:family="paragraph" style:parent-style-name="Standard">
      <style:paragraph-properties fo:text-align="justify" style:justify-single-word="false"/>
      <style:text-properties officeooo:rsid="00a71886" officeooo:paragraph-rsid="00a71886"/>
    </style:style>
    <style:style style:name="P11" style:family="paragraph" style:parent-style-name="Standard">
      <style:text-properties officeooo:rsid="00aa4a4e" officeooo:paragraph-rsid="00aa4a4e"/>
    </style:style>
    <style:style style:name="P12" style:family="paragraph" style:parent-style-name="Standard">
      <style:text-properties officeooo:paragraph-rsid="00acf25f"/>
    </style:style>
    <style:style style:name="P13" style:family="paragraph" style:parent-style-name="Standard">
      <style:text-properties officeooo:paragraph-rsid="00adf78a"/>
    </style:style>
    <style:style style:name="P14" style:family="paragraph" style:parent-style-name="Standard">
      <style:text-properties officeooo:paragraph-rsid="00af46be"/>
    </style:style>
    <style:style style:name="P15" style:family="paragraph" style:parent-style-name="Standard">
      <style:text-properties officeooo:paragraph-rsid="00af5e71"/>
    </style:style>
    <style:style style:name="P16" style:family="paragraph" style:parent-style-name="Standard">
      <style:text-properties officeooo:paragraph-rsid="00b313ae"/>
    </style:style>
    <style:style style:name="P17" style:family="paragraph" style:parent-style-name="Standard">
      <style:paragraph-properties fo:text-align="justify" style:justify-single-word="false"/>
      <style:text-properties style:font-name="DejaVu Sans Mono" fo:font-size="9pt" officeooo:paragraph-rsid="00a561a4" style:font-size-asian="9pt" style:font-size-complex="9pt"/>
    </style:style>
    <style:style style:name="P18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9b5a05" officeooo:paragraph-rsid="009b5a05"/>
    </style:style>
    <style:style style:name="P19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9dd28c" officeooo:paragraph-rsid="009dd28c"/>
    </style:style>
    <style:style style:name="P20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9f9a27" officeooo:paragraph-rsid="009f9a27"/>
    </style:style>
    <style:style style:name="P21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a0793b" officeooo:paragraph-rsid="00a0793b"/>
    </style:style>
    <style:style style:name="P22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a25ce4" officeooo:paragraph-rsid="00a25ce4"/>
    </style:style>
    <style:style style:name="P23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a3ba7e" officeooo:paragraph-rsid="00a3ba7e"/>
    </style:style>
    <style:style style:name="P24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a71886" officeooo:paragraph-rsid="00a71886"/>
    </style:style>
    <style:style style:name="P25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a71886" officeooo:paragraph-rsid="00ab08f2"/>
    </style:style>
    <style:style style:name="P26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acf25f" officeooo:paragraph-rsid="00acf25f"/>
    </style:style>
    <style:style style:name="P27" style:family="paragraph" style:parent-style-name="Standard">
      <style:paragraph-properties fo:margin-top="0.0402in" fo:margin-bottom="0in" loext:contextual-spacing="false"/>
      <style:text-properties officeooo:paragraph-rsid="00b313ae"/>
    </style:style>
    <style:style style:name="P28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29" style:family="paragraph" style:parent-style-name="Text_20_body">
      <style:paragraph-properties fo:text-align="center" style:justify-single-word="false"/>
      <style:text-properties fo:font-size="18pt" fo:language="ru" fo:country="RU" officeooo:rsid="0099f27f" officeooo:paragraph-rsid="00692d14" style:font-size-asian="18pt" style:font-size-complex="18pt"/>
    </style:style>
    <style:style style:name="P30" style:family="paragraph" style:parent-style-name="Text_20_body">
      <style:paragraph-properties fo:text-align="center" style:justify-single-word="false"/>
      <style:text-properties fo:font-size="26pt" fo:language="ru" fo:country="RU" officeooo:rsid="0099f27f" officeooo:paragraph-rsid="0099f27f" style:font-size-asian="26pt" style:font-size-complex="26pt"/>
    </style:style>
    <style:style style:name="P31" style:family="paragraph" style:parent-style-name="Heading_20_1" style:list-style-name=""/>
    <style:style style:name="P32" style:family="paragraph" style:parent-style-name="Heading_20_1">
      <style:text-properties officeooo:rsid="00aa4a4e" officeooo:paragraph-rsid="00aa4a4e"/>
    </style:style>
    <style:style style:name="P33" style:family="paragraph" style:parent-style-name="Heading_20_1">
      <style:paragraph-properties fo:line-height="100%"/>
      <style:text-properties officeooo:paragraph-rsid="00ab08f2"/>
    </style:style>
    <style:style style:name="P34" style:family="paragraph" style:parent-style-name="Heading_20_1">
      <style:text-properties officeooo:paragraph-rsid="00acf25f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Table_20_Contents">
      <style:paragraph-properties fo:text-align="justify" style:justify-single-word="false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  <style:text-properties officeooo:rsid="00a3ba7e" officeooo:paragraph-rsid="00a3ba7e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a3ba7e" officeooo:paragraph-rsid="00a3ba7e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1" style:family="paragraph" style:parent-style-name="Contents_20_Heading">
      <style:paragraph-properties fo:break-before="page"/>
    </style:style>
    <style:style style:name="P4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561a4" style:font-weight-asian="bold" style:font-weight-complex="bold"/>
    </style:style>
    <style:style style:name="T3" style:family="text">
      <style:text-properties officeooo:rsid="009b5a05"/>
    </style:style>
    <style:style style:name="T4" style:family="text">
      <style:text-properties officeooo:rsid="009d157c"/>
    </style:style>
    <style:style style:name="T5" style:family="text">
      <style:text-properties officeooo:rsid="00a25ce4"/>
    </style:style>
    <style:style style:name="T6" style:family="text">
      <style:text-properties officeooo:rsid="00a561a4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a71886"/>
    </style:style>
    <style:style style:name="T9" style:family="text">
      <style:text-properties officeooo:rsid="00a8fc6c"/>
    </style:style>
    <style:style style:name="T10" style:family="text">
      <style:text-properties officeooo:rsid="00aa4a4e"/>
    </style:style>
    <style:style style:name="T11" style:family="text">
      <style:text-properties officeooo:rsid="00ab08f2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acf25f"/>
    </style:style>
    <style:style style:name="T15" style:family="text">
      <style:text-properties style:font-name="Liberation Serif" officeooo:rsid="00adf78a"/>
    </style:style>
    <style:style style:name="T16" style:family="text">
      <style:text-properties style:font-name="Liberation Serif" officeooo:rsid="00af46be"/>
    </style:style>
    <style:style style:name="T17" style:family="text">
      <style:text-properties style:font-name="Liberation Serif" officeooo:rsid="00af5e71"/>
    </style:style>
    <style:style style:name="T18" style:family="text">
      <style:text-properties style:font-name="Liberation Serif" fo:font-size="9pt" officeooo:rsid="00af5e71" style:font-size-asian="9pt" style:font-size-complex="9pt"/>
    </style:style>
    <style:style style:name="T19" style:family="text">
      <style:text-properties style:font-name="Liberation Serif" officeooo:rsid="00b313ae"/>
    </style:style>
    <style:style style:name="T20" style:family="text">
      <style:text-properties style:font-name="Liberation Serif" officeooo:rsid="00bb51ee"/>
    </style:style>
    <style:style style:name="T21" style:family="text">
      <style:text-properties style:font-name="Liberation Sans"/>
    </style:style>
    <style:style style:name="T22" style:family="text">
      <style:text-properties style:font-name="Liberation Sans" fo:font-size="18pt" officeooo:rsid="00ab08f2" style:font-size-asian="18pt" style:font-size-complex="18pt"/>
    </style:style>
    <style:style style:name="T23" style:family="text">
      <style:text-properties style:font-name="Liberation Sans" fo:font-size="18pt" officeooo:rsid="00acf25f" style:font-size-asian="18pt" style:font-size-complex="18pt"/>
    </style:style>
    <style:style style:name="T24" style:family="text">
      <style:text-properties style:font-name="Liberation Sans" fo:font-size="18pt" officeooo:rsid="00acf25f" style:font-size-asian="15.75pt" style:font-size-complex="18pt"/>
    </style:style>
    <style:style style:name="T25" style:family="text">
      <style:text-properties style:font-name="Liberation Sans" fo:font-size="18pt" officeooo:rsid="00ab08f2" style:font-size-asian="15.75pt" style:font-size-complex="18pt"/>
    </style:style>
    <style:style style:name="T26" style:family="text">
      <style:text-properties style:font-name="DejaVu Sans Mono" fo:font-size="9pt" officeooo:rsid="00acf25f" style:font-size-asian="9pt" style:font-size-complex="9pt"/>
    </style:style>
    <style:style style:name="T27" style:family="text">
      <style:text-properties style:font-name="DejaVu Sans Mono" fo:font-size="9pt" officeooo:rsid="00adf78a" style:font-size-asian="9pt" style:font-size-complex="9pt"/>
    </style:style>
    <style:style style:name="T28" style:family="text">
      <style:text-properties style:font-name="DejaVu Sans Mono" fo:font-size="8pt" style:font-size-asian="8pt" style:font-size-complex="8pt"/>
    </style:style>
    <style:style style:name="T29" style:family="text">
      <style:text-properties officeooo:rsid="00b44d55"/>
    </style:style>
    <style:style style:name="T30" style:family="text">
      <style:text-properties officeooo:rsid="00b5e8ab"/>
    </style:style>
    <style:style style:name="T31" style:family="text">
      <style:text-properties fo:color="#21409a" style:font-name="DejaVu Sans Mono" fo:font-size="9pt" style:font-size-asian="9pt" style:font-size-complex="9pt"/>
    </style:style>
    <style:style style:name="T32" style:family="text">
      <style:text-properties fo:color="#21409a" style:font-name="DejaVu Sans Mono" fo:font-size="9pt" officeooo:rsid="00a561a4" style:font-size-asian="9pt" style:font-size-complex="9pt"/>
    </style:style>
    <style:style style:name="T33" style:family="text">
      <style:text-properties fo:color="#21409a" style:font-name="DejaVu Sans Mono" fo:font-size="9pt" officeooo:rsid="00b5e8ab" style:font-size-asian="9pt" style:font-size-complex="9pt"/>
    </style:style>
    <style:style style:name="T34" style:family="text">
      <style:text-properties fo:color="#21409a" style:font-name="DejaVu Sans Mono" fo:font-size="9pt" officeooo:rsid="00acf25f" style:font-size-asian="9pt" style:font-size-complex="9pt"/>
    </style:style>
    <style:style style:name="T35" style:family="text">
      <style:text-properties fo:color="#21409a" style:font-name="DejaVu Sans Mono" fo:font-size="9pt" officeooo:rsid="00adf78a" style:font-size-asian="9pt" style:font-size-complex="9pt"/>
    </style:style>
    <style:style style:name="T36" style:family="text">
      <style:text-properties fo:color="#21409a" style:font-name="DejaVu Sans Mono" fo:font-size="9pt" officeooo:rsid="00af46be" style:font-size-asian="9pt" style:font-size-complex="9pt"/>
    </style:style>
    <style:style style:name="T37" style:family="text">
      <style:text-properties fo:color="#21409a" style:font-name="DejaVu Sans Mono" fo:font-size="9pt" officeooo:rsid="00af5e71" style:font-size-asian="9pt" style:font-size-complex="9pt"/>
    </style:style>
    <style:style style:name="T38" style:family="text">
      <style:text-properties fo:color="#21409a" style:font-name="DejaVu Sans Mono" fo:font-size="9pt" officeooo:rsid="00bb51ee" style:font-size-asian="9pt" style:font-size-complex="9pt"/>
    </style:style>
    <style:style style:name="T39" style:family="text">
      <style:text-properties fo:color="#21409a" style:font-name="DejaVu Sans Mono" fo:font-size="8pt" officeooo:rsid="00af46be" style:font-size-asian="8pt" style:font-size-complex="8pt"/>
    </style:style>
    <style:style style:name="T40" style:family="text">
      <style:text-properties fo:color="#21409a" fo:font-size="9pt" style:font-size-asian="9pt" style:font-size-complex="9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PGA-конструктор </text:p>
      <text:p text:style-name="P3">советских микро-ЭВМ</text:p>
      <text:p text:style-name="P1"/>
      <text:p text:style-name="P28">ДВК-1</text:p>
      <text:p text:style-name="P28">ДВК-2</text:p>
      <text:p text:style-name="P28">ДВК-3</text:p>
      <text:p text:style-name="P28">Электроника-60</text:p>
      <text:p text:style-name="P29"/>
      <text:p text:style-name="P29"/>
      <text:p text:style-name="P30">Краткое руководство по созданию собственных периферийных устройств.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1">Содержание</text:p>
          </text:index-title>
          <text:p text:style-name="P42"><text:a xlink:type="simple" xlink:href="#__RefHeading___Toc1015_1594050684" text:style-name="Index_20_Link" text:visited-style-name="Index_20_Link">1. Введение<text:tab/>3</text:a></text:p>
          <text:p text:style-name="P42"><text:a xlink:type="simple" xlink:href="#__RefHeading___Toc6654_412920042" text:style-name="Index_20_Link" text:visited-style-name="Index_20_Link">2. Постановка задачи<text:tab/>3</text:a></text:p>
          <text:p text:style-name="P42"><text:a xlink:type="simple" xlink:href="#__RefHeading___Toc6656_412920042" text:style-name="Index_20_Link" text:visited-style-name="Index_20_Link">3. Внешние порты модуля<text:tab/>4</text:a></text:p>
          <text:p text:style-name="P42"><text:a xlink:type="simple" xlink:href="#__RefHeading___Toc6658_412920042" text:style-name="Index_20_Link" text:visited-style-name="Index_20_Link">4. Фильтрация входных сигналов<text:tab/>5</text:a></text:p>
          <text:p text:style-name="P42"><text:a xlink:type="simple" xlink:href="#__RefHeading___Toc6660_412920042" text:style-name="Index_20_Link" text:visited-style-name="Index_20_Link">5. Формирование ответа на шинную транзакцию<text:tab/>5</text:a></text:p>
          <text:p text:style-name="P42"><text:a xlink:type="simple" xlink:href="#__RefHeading___Toc6662_412920042" text:style-name="Index_20_Link" text:visited-style-name="Index_20_Link">6. Блок синхронной обработки и начальный сброс<text:tab/>6</text:a></text:p>
          <text:p text:style-name="P42"><text:a xlink:type="simple" xlink:href="#__RefHeading___Toc6665_412920042" text:style-name="Index_20_Link" text:visited-style-name="Index_20_Link">7. Выделение сигналов управления шиной<text:tab/>6</text:a></text:p>
          <text:p text:style-name="P42"><text:a xlink:type="simple" xlink:href="#__RefHeading___Toc6667_412920042" text:style-name="Index_20_Link" text:visited-style-name="Index_20_Link">8. Обработка запросов чтения регистров<text:tab/>6</text:a></text:p>
          <text:p text:style-name="P42"><text:a xlink:type="simple" xlink:href="#__RefHeading___Toc6669_412920042" text:style-name="Index_20_Link" text:visited-style-name="Index_20_Link">9. Обработка запросов записи регистров.<text:tab/>6</text:a></text:p>
          <text:p text:style-name="P42"><text:a xlink:type="simple" xlink:href="#__RefHeading___Toc6671_412920042" text:style-name="Index_20_Link" text:visited-style-name="Index_20_Link">10. Обнаружение условий для прерывания.<text:tab/>7</text:a></text:p>
          <text:p text:style-name="P42"><text:a xlink:type="simple" xlink:href="#__RefHeading___Toc6673_412920042" text:style-name="Index_20_Link" text:visited-style-name="Index_20_Link">11. Обработка запросов прерывания<text:tab/>7</text:a></text:p>
          <text:p text:style-name="P42"><text:a xlink:type="simple" xlink:href="#__RefHeading___Toc6675_412920042" text:style-name="Index_20_Link" text:visited-style-name="Index_20_Link">12. Подключение модуля к шине wishbone<text:tab/>8</text:a></text:p>
          <text:p text:style-name="P42"><text:a xlink:type="simple" xlink:href="#__RefHeading___Toc6677_412920042" text:style-name="Index_20_Link" text:visited-style-name="Index_20_Link">13. Заключение.<text:tab/>9</text:a></text:p>
        </text:index-body>
      </text:table-of-content>
      <text:h text:style-name="P31" text:outline-level="1"/>
      <text:h text:style-name="P35" text:outline-level="1"><text:bookmark-start text:name="__RefHeading___Toc1015_1594050684"/>1. Введение<text:bookmark-end text:name="__RefHeading___Toc1015_1594050684"/></text:h>
      <text:p text:style-name="P2"/>
      <text:p text:style-name="P4">Это проект <text:span text:style-name="T3">разрабатывался в первую очередь как замена физически и морально устаревшего управляющего оборудования, все еще находящегося в эксплуатации на различных предприятиях. В 80-х — 90-х годах прошлого века контроллеры на основе PDP-11 — совместимого оборудования были весьма популярны и использовались в различных контрольно-измерительных приборах, системах ЧПУ, лабораторных стендах и много где еще. Сейчас это оборудование все еще частично эксплуатируется, и самым узким местом становится именно управляющий контроллер — древняя элементная база уже переработала все мыслимые сроки, и дальнейший ремонт становится весьма затруднительным.</text:span></text:p>
      <text:p text:style-name="P18">В основе таких управляющих систем обычно находится какая-либо из плат микро-ЭВМ, чаще всего МС1201.02 или Электроника-60. К микро-ЭВМ через шину МПИ подключаются специализированные платы, стыкующие контроллер с управляемым оборудованием — аналоговыми и дискретными каналами ввода-вывода. <text:span text:style-name="T4">В контроллер обычно или добавляется набор ПЗУ с управляющими программами, или программы грузятся с перфоленты или гибкого диска.</text:span></text:p>
      <text:p text:style-name="P19">Предлагаемый, и уже опробованный мной подход предполагает не замену вышедших из строя плат в корзине МПИ, а замену всего контроллера целиком. Для этого придется разработать новую плату, уже на современных электронных компонентах, содержащую в своем составе все необходимые каналы для стыковки с оборудованием — ЦАП, АЦП, опторазвязки дискретных датчиков, реле, и все прочее. Плата эта подключается к портам FPGA, и вся обработка производится контроллером, схемотехнически реализованном уже внутри FPGA. Такой подход имеет массу достоинств. Можно выкинуть из электрошкафа громоздкую корзину МПИ и еще более громоздкий блок питания — новая схема будет компактной, и потреблять всего несколько ватт. Как следствие, контроллер будет совершенно холодным и не потребует систему охлаждающих вентиляторов, противно воющих <text:s/>в электрошкафе и собирающих из воздуха цеха грязь и пыль. Схема станет надежной — она построена на современной элементной базе, имеет минимум разъемных соединений.</text:p>
      <text:p text:style-name="P19">В качестве платы FPGA можно использовать любую подходящую отладочную плату — их много продается и в Китае, и у локальных торгашей. Главное, чтобы стоящая на ней FPGA имела достаточно ресурсов для реализации схемы контроллера, и имела достаточное количество внешних портов.</text:p>
      <text:p text:style-name="P20">Для реализации полноценного контроллера потребуется создать дополнительные модули, подключаемые к внутренней общей шине wishbone, и осуществляющие взаимодействие с оборудованием. Модули должны иметь тот же самый набор регистров и тот же протокол работы, что и оригинальные интерфейсные платы, работавшие ранее на шине МПИ в оригинальном контроллере. Этот документ дает краткое знакомство с процессом добавления модулей к проекту.</text:p>
      <text:h text:style-name="Heading_20_1" text:outline-level="1"><text:bookmark-start text:name="__RefHeading___Toc6654_412920042"/>2. Постановка задачи<text:bookmark-end text:name="__RefHeading___Toc6654_412920042"/></text:h>
      <text:p text:style-name="P22">Процесс создания модуля будем разбирать на конкретном примере. Пример будет сильно упрощенным и избыточным по количеству регистров — он не предназначен для использования на практике, и нужен только как пример.</text:p>
      <text:p text:style-name="P21">Предположим, что нам нужно сделать устройство двухканального дискретного ввода-вывода. Снаружи к модулю подключаются два исполнительных устройства, например <text:span text:style-name="T5">два </text:span>реле, и два дискретных датчика, например концевых выключателя. <text:span text:style-name="T6">Назовем наш модуль просто и незатейливо — </text:span><text:span text:style-name="T2">dio</text:span><text:span text:style-name="T6">.</text:span></text:p>
      <text:p text:style-name="P22"><text:soft-page-break/>Модуль имеет на общей шине 2 регистра — регистр управления CSR и регистр данных DR. Биты регистра данных отражают состояние дискретных датчиков, а также упра<text:span text:style-name="T30">в</text:span>ляют состоянием исполнительных устройств.</text:p>
      <text:p text:style-name="P22">В случае <text:span text:style-name="T29">изменения </text:span>состояни<text:span text:style-name="T29">я</text:span> на любом из входов модуль должен <text:span text:style-name="T29">вызывать </text:span>векторное прерывание.</text:p>
      <text:p text:style-name="P22">Присвоим регистру управления адрес 175300, регистру данных адрес 175302. Прерывание будет использовать вектор 310.</text:p>
      <text:p text:style-name="P22">Формат регистра CSR:</text:p>
      <text:p text:style-name="P2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B"/>
        <table:table-column table:style-name="Таблица1.C" table:number-columns-repeated="2"/>
        <table:table-column table:style-name="Таблица1.B"/>
        <table:table-column table:style-name="Таблица1.I"/>
        <table:table-column table:style-name="Таблица1.B"/>
        <table:table-column table:style-name="Таблица1.C" table:number-columns-repeated="2"/>
        <table:table-column table:style-name="Таблица1.B"/>
        <table:table-column table:style-name="Таблица1.C" table:number-columns-repeated="2"/>
        <table:table-column table:style-name="Таблица1.B"/>
        <table:table-row>
          <table:table-cell table:style-name="Таблица1.A1" office:value-type="string">
            <text:p text:style-name="P38">15</text:p>
          </table:table-cell>
          <table:table-cell table:style-name="Таблица1.A1" office:value-type="string">
            <text:p text:style-name="P38">14</text:p>
          </table:table-cell>
          <table:table-cell table:style-name="Таблица1.A1" office:value-type="string">
            <text:p text:style-name="P38">13</text:p>
          </table:table-cell>
          <table:table-cell table:style-name="Таблица1.A1" office:value-type="string">
            <text:p text:style-name="P38">12</text:p>
          </table:table-cell>
          <table:table-cell table:style-name="Таблица1.A1" office:value-type="string">
            <text:p text:style-name="P38">11</text:p>
          </table:table-cell>
          <table:table-cell table:style-name="Таблица1.A1" office:value-type="string">
            <text:p text:style-name="P38">10</text:p>
          </table:table-cell>
          <table:table-cell table:style-name="Таблица1.A1" office:value-type="string">
            <text:p text:style-name="P38">9</text:p>
          </table:table-cell>
          <table:table-cell table:style-name="Таблица1.A1" office:value-type="string">
            <text:p text:style-name="P38">8</text:p>
          </table:table-cell>
          <table:table-cell table:style-name="Таблица1.A1" office:value-type="string">
            <text:p text:style-name="P38">7</text:p>
          </table:table-cell>
          <table:table-cell table:style-name="Таблица1.A1" office:value-type="string">
            <text:p text:style-name="P38">6</text:p>
          </table:table-cell>
          <table:table-cell table:style-name="Таблица1.A1" office:value-type="string">
            <text:p text:style-name="P38">5</text:p>
          </table:table-cell>
          <table:table-cell table:style-name="Таблица1.A1" office:value-type="string">
            <text:p text:style-name="P38">4</text:p>
          </table:table-cell>
          <table:table-cell table:style-name="Таблица1.A1" office:value-type="string">
            <text:p text:style-name="P38">3</text:p>
          </table:table-cell>
          <table:table-cell table:style-name="Таблица1.A1" office:value-type="string">
            <text:p text:style-name="P38">2</text:p>
          </table:table-cell>
          <table:table-cell table:style-name="Таблица1.A1" office:value-type="string">
            <text:p text:style-name="P38">1</text:p>
          </table:table-cell>
          <table:table-cell table:style-name="Таблица1.P1" office:value-type="string">
            <text:p text:style-name="P38">0</text:p>
          </table:table-cell>
        </table:table-row>
        <table:table-row>
          <table:table-cell table:style-name="Таблица1.A2" office:value-type="string">
            <text:p text:style-name="P36"/>
          </table:table-cell>
          <table:table-cell table:style-name="Таблица1.A2" office:value-type="string">
            <text:p text:style-name="P37"/>
          </table:table-cell>
          <table:table-cell table:style-name="Таблица1.A2" office:value-type="string">
            <text:p text:style-name="P37"/>
          </table:table-cell>
          <table:table-cell table:style-name="Таблица1.A2" office:value-type="string">
            <text:p text:style-name="P37"/>
          </table:table-cell>
          <table:table-cell table:style-name="Таблица1.A2" office:value-type="string">
            <text:p text:style-name="P37"/>
          </table:table-cell>
          <table:table-cell table:style-name="Таблица1.A2" office:value-type="string">
            <text:p text:style-name="P37"/>
          </table:table-cell>
          <table:table-cell table:style-name="Таблица1.A2" office:value-type="string">
            <text:p text:style-name="P37"/>
          </table:table-cell>
          <table:table-cell table:style-name="Таблица1.A2" office:value-type="string">
            <text:p text:style-name="P37"/>
          </table:table-cell>
          <table:table-cell table:style-name="Таблица1.A2" office:value-type="string">
            <text:p text:style-name="P37"/>
          </table:table-cell>
          <table:table-cell table:style-name="Таблица1.A2" office:value-type="string">
            <text:p text:style-name="P39">IE</text:p>
          </table:table-cell>
          <table:table-cell table:style-name="Таблица1.A2" office:value-type="string">
            <text:p text:style-name="P39">IRQ</text:p>
          </table:table-cell>
          <table:table-cell table:style-name="Таблица1.A2" office:value-type="string">
            <text:p text:style-name="P37"/>
          </table:table-cell>
          <table:table-cell table:style-name="Таблица1.A2" office:value-type="string">
            <text:p text:style-name="P37"/>
          </table:table-cell>
          <table:table-cell table:style-name="Таблица1.A2" office:value-type="string">
            <text:p text:style-name="P37"/>
          </table:table-cell>
          <table:table-cell table:style-name="Таблица1.A2" office:value-type="string">
            <text:p text:style-name="P37"/>
          </table:table-cell>
          <table:table-cell table:style-name="Таблица1.P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6"/>
          </table:table-cell>
          <table:table-cell table:style-name="Таблица1.A2" office:value-type="string">
            <text:p text:style-name="P37"/>
          </table:table-cell>
          <table:table-cell table:style-name="Таблица1.A2" office:value-type="string">
            <text:p text:style-name="P37"/>
          </table:table-cell>
          <table:table-cell table:style-name="Таблица1.A2" office:value-type="string">
            <text:p text:style-name="P37"/>
          </table:table-cell>
          <table:table-cell table:style-name="Таблица1.A2" office:value-type="string">
            <text:p text:style-name="P37"/>
          </table:table-cell>
          <table:table-cell table:style-name="Таблица1.A2" office:value-type="string">
            <text:p text:style-name="P37"/>
          </table:table-cell>
          <table:table-cell table:style-name="Таблица1.A2" office:value-type="string">
            <text:p text:style-name="P37"/>
          </table:table-cell>
          <table:table-cell table:style-name="Таблица1.A2" office:value-type="string">
            <text:p text:style-name="P37"/>
          </table:table-cell>
          <table:table-cell table:style-name="Таблица1.A2" office:value-type="string">
            <text:p text:style-name="P37"/>
          </table:table-cell>
          <table:table-cell table:style-name="Таблица1.A2" office:value-type="string">
            <text:p text:style-name="P38">R/W</text:p>
          </table:table-cell>
          <table:table-cell table:style-name="Таблица1.A2" office:value-type="string">
            <text:p text:style-name="P38">R/W</text:p>
          </table:table-cell>
          <table:table-cell table:style-name="Таблица1.A2" office:value-type="string">
            <text:p text:style-name="P37"/>
          </table:table-cell>
          <table:table-cell table:style-name="Таблица1.A2" office:value-type="string">
            <text:p text:style-name="P37"/>
          </table:table-cell>
          <table:table-cell table:style-name="Таблица1.A2" office:value-type="string">
            <text:p text:style-name="P37"/>
          </table:table-cell>
          <table:table-cell table:style-name="Таблица1.A2" office:value-type="string">
            <text:p text:style-name="P37"/>
          </table:table-cell>
          <table:table-cell table:style-name="Таблица1.P2" office:value-type="string">
            <text:p text:style-name="P37"/>
          </table:table-cell>
        </table:table-row>
      </table:table>
      <text:p text:style-name="P22"/>
      <text:p text:style-name="P23">Бит 6 (<text:span text:style-name="T1">IE</text:span>) — разрешение прерывания. Это бит есть в регистре CSR всех стандарных устройств.</text:p>
      <text:p text:style-name="P23">Бит 5 (<text:span text:style-name="T1">IRQ</text:span>) — признак запроса прерывания. Если наступило событие, приводящее к прерыванию, но самого прерывания еще не произошло, это флаг устанавливается в 1. Запись <text:span text:style-name="T9">1/</text:span> в этот разряд приводит к сбросу ожидающего прерывания.</text:p>
      <text:p text:style-name="P23">Конечно, в данном случае регистр упрощен до предела и вообще не особо нужен. В более сложных устройствах обычно есть бит 15 (BSY) — признак занятости модуля, <text:s/>бит 0 (GO) — триггер запуска команды на выполнение, и бит 7 (DRQ) — признак готовности данных для чтения-записи процессором. </text:p>
      <text:p text:style-name="P23"/>
      <text:p text:style-name="P23">Формат регистра DR:</text:p>
      <text:p text:style-name="P23"/>
      <table:table table:name="Таблица2" table:style-name="Таблица2">
        <table:table-column table:style-name="Таблица2.A" table:number-columns-repeated="16"/>
        <table:table-row>
          <table:table-cell table:style-name="Таблица2.A1" office:value-type="string">
            <text:p text:style-name="P38">15</text:p>
          </table:table-cell>
          <table:table-cell table:style-name="Таблица2.A1" office:value-type="string">
            <text:p text:style-name="P38">14</text:p>
          </table:table-cell>
          <table:table-cell table:style-name="Таблица2.A1" office:value-type="string">
            <text:p text:style-name="P38">13</text:p>
          </table:table-cell>
          <table:table-cell table:style-name="Таблица2.A1" office:value-type="string">
            <text:p text:style-name="P38">12</text:p>
          </table:table-cell>
          <table:table-cell table:style-name="Таблица2.A1" office:value-type="string">
            <text:p text:style-name="P38">11</text:p>
          </table:table-cell>
          <table:table-cell table:style-name="Таблица2.A1" office:value-type="string">
            <text:p text:style-name="P38">10</text:p>
          </table:table-cell>
          <table:table-cell table:style-name="Таблица2.A1" office:value-type="string">
            <text:p text:style-name="P38">9</text:p>
          </table:table-cell>
          <table:table-cell table:style-name="Таблица2.A1" office:value-type="string">
            <text:p text:style-name="P38">8</text:p>
          </table:table-cell>
          <table:table-cell table:style-name="Таблица2.A1" office:value-type="string">
            <text:p text:style-name="P38">7</text:p>
          </table:table-cell>
          <table:table-cell table:style-name="Таблица2.A1" office:value-type="string">
            <text:p text:style-name="P38">6</text:p>
          </table:table-cell>
          <table:table-cell table:style-name="Таблица2.A1" office:value-type="string">
            <text:p text:style-name="P38">5</text:p>
          </table:table-cell>
          <table:table-cell table:style-name="Таблица2.A1" office:value-type="string">
            <text:p text:style-name="P38">4</text:p>
          </table:table-cell>
          <table:table-cell table:style-name="Таблица2.A1" office:value-type="string">
            <text:p text:style-name="P38">3</text:p>
          </table:table-cell>
          <table:table-cell table:style-name="Таблица2.A1" office:value-type="string">
            <text:p text:style-name="P38">2</text:p>
          </table:table-cell>
          <table:table-cell table:style-name="Таблица2.A1" office:value-type="string">
            <text:p text:style-name="P38">1</text:p>
          </table:table-cell>
          <table:table-cell table:style-name="Таблица2.P1" office:value-type="string">
            <text:p text:style-name="P38">0</text:p>
          </table:table-cell>
        </table:table-row>
        <table:table-row>
          <table:table-cell table:style-name="Таблица2.A2" office:value-type="string">
            <text:p text:style-name="P40"/>
          </table:table-cell>
          <table:table-cell table:style-name="Таблица2.A2" office:value-type="string">
            <text:p text:style-name="P40"/>
          </table:table-cell>
          <table:table-cell table:style-name="Таблица2.A2" office:value-type="string">
            <text:p text:style-name="P40"/>
          </table:table-cell>
          <table:table-cell table:style-name="Таблица2.A2" office:value-type="string">
            <text:p text:style-name="P40"/>
          </table:table-cell>
          <table:table-cell table:style-name="Таблица2.A2" office:value-type="string">
            <text:p text:style-name="P40"/>
          </table:table-cell>
          <table:table-cell table:style-name="Таблица2.A2" office:value-type="string">
            <text:p text:style-name="P40"/>
          </table:table-cell>
          <table:table-cell table:style-name="Таблица2.A2" office:value-type="string">
            <text:p text:style-name="P40"/>
          </table:table-cell>
          <table:table-cell table:style-name="Таблица2.A2" office:value-type="string">
            <text:p text:style-name="P40"/>
          </table:table-cell>
          <table:table-cell table:style-name="Таблица2.A2" office:value-type="string">
            <text:p text:style-name="P40"/>
          </table:table-cell>
          <table:table-cell table:style-name="Таблица2.A2" office:value-type="string">
            <text:p text:style-name="P40"/>
          </table:table-cell>
          <table:table-cell table:style-name="Таблица2.A2" office:value-type="string">
            <text:p text:style-name="P40"/>
          </table:table-cell>
          <table:table-cell table:style-name="Таблица2.A2" office:value-type="string">
            <text:p text:style-name="P40"/>
          </table:table-cell>
          <table:table-cell table:style-name="Таблица2.A2" office:value-type="string">
            <text:p text:style-name="P39">O2</text:p>
          </table:table-cell>
          <table:table-cell table:style-name="Таблица2.A2" office:value-type="string">
            <text:p text:style-name="P39">O1</text:p>
          </table:table-cell>
          <table:table-cell table:style-name="Таблица2.A2" office:value-type="string">
            <text:p text:style-name="P39">I2</text:p>
          </table:table-cell>
          <table:table-cell table:style-name="Таблица2.P2" office:value-type="string">
            <text:p text:style-name="P39">I1</text:p>
          </table:table-cell>
        </table:table-row>
        <table:table-row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7"/>
          </table:table-cell>
          <table:table-cell table:style-name="Таблица2.A2" office:value-type="string">
            <text:p text:style-name="P37"/>
          </table:table-cell>
          <table:table-cell table:style-name="Таблица2.A2" office:value-type="string">
            <text:p text:style-name="P37"/>
          </table:table-cell>
          <table:table-cell table:style-name="Таблица2.A2" office:value-type="string">
            <text:p text:style-name="P37"/>
          </table:table-cell>
          <table:table-cell table:style-name="Таблица2.A2" office:value-type="string">
            <text:p text:style-name="P37"/>
          </table:table-cell>
          <table:table-cell table:style-name="Таблица2.A2" office:value-type="string">
            <text:p text:style-name="P37"/>
          </table:table-cell>
          <table:table-cell table:style-name="Таблица2.A2" office:value-type="string">
            <text:p text:style-name="P37"/>
          </table:table-cell>
          <table:table-cell table:style-name="Таблица2.A2" office:value-type="string">
            <text:p text:style-name="P37"/>
          </table:table-cell>
          <table:table-cell table:style-name="Таблица2.A2" office:value-type="string">
            <text:p text:style-name="P37"/>
          </table:table-cell>
          <table:table-cell table:style-name="Таблица2.A2" office:value-type="string">
            <text:p text:style-name="P37"/>
          </table:table-cell>
          <table:table-cell table:style-name="Таблица2.A2" office:value-type="string">
            <text:p text:style-name="P37"/>
          </table:table-cell>
          <table:table-cell table:style-name="Таблица2.A2" office:value-type="string">
            <text:p text:style-name="P38">R/W</text:p>
          </table:table-cell>
          <table:table-cell table:style-name="Таблица2.A2" office:value-type="string">
            <text:p text:style-name="P38">R/W</text:p>
          </table:table-cell>
          <table:table-cell table:style-name="Таблица2.A2" office:value-type="string">
            <text:p text:style-name="P38">R</text:p>
          </table:table-cell>
          <table:table-cell table:style-name="Таблица2.P2" office:value-type="string">
            <text:p text:style-name="P38">R</text:p>
          </table:table-cell>
        </table:table-row>
      </table:table>
      <text:p text:style-name="P23"/>
      <text:p text:style-name="P23">Биты 3 и 2 (<text:span text:style-name="T1">О2</text:span> и <text:span text:style-name="T1">О1</text:span>) — управление каждым из каналов дискретного вывода. Записанная в этот регистр 0 или 1 переключает уровень сигнала на выходе, например включает-выключает реле.</text:p>
      <text:p text:style-name="P23">Биты 1 и 0 (<text:span text:style-name="T1">I2</text:span> и <text:span text:style-name="T1">I1</text:span>) отражают состояние соответствующих дискретных входов. Запись в эти разряды игнорируется.</text:p>
      <text:p text:style-name="P23"/>
      <text:h text:style-name="Heading_20_1" text:outline-level="1"><text:bookmark-start text:name="__RefHeading___Toc6656_412920042"/>3. Внешние порты модуля<text:bookmark-end text:name="__RefHeading___Toc6656_412920042"/></text:h>
      <text:p text:style-name="P4">Для стыковки с шиной wishbone модуль должен иметь стандартный набор сигналов этой шины. Кроме того, в список внешних портов включаются 2 линии ввода и 2 линии вывода <text:span text:style-name="T6">дискретных данных. Вот заголовок нашего модуля:</text:span></text:p>
      <text:p text:style-name="P4"/>
      <text:p text:style-name="P6"><text:span text:style-name="Source_20_Text"><text:span text:style-name="T31">module </text:span></text:span><text:span text:style-name="Source_20_Text"><text:span text:style-name="T32">dio </text:span></text:span><text:span text:style-name="Source_20_Text"><text:span text:style-name="T31">(</text:span></text:span></text:p>
      <text:p text:style-name="P6"><text:span text:style-name="Source_20_Text"><text:span text:style-name="T31"><text:s text:c="3"/>input <text:s text:c="17"/>wb_clk_i, <text:s text:c="2"/>// тактовая частота шины</text:span></text:span></text:p>
      <text:p text:style-name="P6"><text:span text:style-name="Source_20_Text"><text:span text:style-name="T31"><text:s text:c="3"/>input <text:s text:c="17"/>wb_rst_i, <text:s text:c="2"/>// сброс</text:span></text:span></text:p>
      <text:p text:style-name="P6"><text:span text:style-name="Source_20_Text"><text:span text:style-name="T31"><text:s text:c="3"/>input <text:s text:c="3"/>[1:0] <text:s text:c="8"/>wb_adr_i, <text:s text:c="2"/>// адрес </text:span></text:span></text:p>
      <text:p text:style-name="P6"><text:span text:style-name="Source_20_Text"><text:span text:style-name="T31"><text:s text:c="3"/>input <text:s text:c="3"/>[15:0] <text:s text:c="7"/>wb_dat_i, <text:s text:c="2"/>// входные данные</text:span></text:span></text:p>
      <text:p text:style-name="P6"><text:soft-page-break/><text:span text:style-name="Source_20_Text"><text:span text:style-name="T31"><text:s text:c="3"/>output reg [15:0] <text:s text:c="5"/>wb_dat_o, <text:s text:c="2"/>// выходные данные</text:span></text:span></text:p>
      <text:p text:style-name="P6"><text:span text:style-name="Source_20_Text"><text:span text:style-name="T31"><text:s text:c="3"/>input <text:s text:c="17"/>wb_cyc_i, <text:s text:c="2"/>// начало цикла шины</text:span></text:span></text:p>
      <text:p text:style-name="P6"><text:span text:style-name="Source_20_Text"><text:span text:style-name="T31"><text:s text:c="3"/>input <text:s text:c="17"/>wb_we_i, <text:s text:c="3"/>// разрешение записи (0 - чтение)</text:span></text:span></text:p>
      <text:p text:style-name="P6"><text:span text:style-name="Source_20_Text"><text:span text:style-name="T31"><text:s text:c="3"/>input <text:s text:c="17"/>wb_stb_i, <text:s text:c="2"/>// строб цикла шины</text:span></text:span></text:p>
      <text:p text:style-name="P6"><text:span text:style-name="Source_20_Text"><text:span text:style-name="T31"><text:s text:c="3"/>input <text:s text:c="5"/>[1:0] <text:s text:c="6"/>wb_sel_i, <text:s text:c="2"/>// выбор байтов для записи </text:span></text:span></text:p>
      <text:p text:style-name="P6"><text:span text:style-name="Source_20_Text"><text:span text:style-name="T31"><text:s text:c="3"/>output reg <text:s text:c="12"/>wb_ack_o, <text:s text:c="2"/>// подтверждение выбора устройства</text:span></text:span></text:p>
      <text:p text:style-name="P6"><text:span text:style-name="Source_20_Text"><text:span text:style-name="T31"/></text:span></text:p>
      <text:p text:style-name="P6"><text:span text:style-name="Source_20_Text"><text:span text:style-name="T31">// обработка прерывания <text:s text:c="2"/></text:span></text:span></text:p>
      <text:p text:style-name="P6"><text:span text:style-name="Source_20_Text"><text:span text:style-name="T31"><text:s text:c="3"/>output reg <text:s text:c="12"/>irq, <text:s text:c="7"/>// запрос</text:span></text:span></text:p>
      <text:p text:style-name="P6"><text:span text:style-name="Source_20_Text"><text:span text:style-name="T31"><text:s text:c="3"/>input <text:s text:c="17"/>iack, <text:s text:c="6"/>// подтверждение</text:span></text:span></text:p>
      <text:p text:style-name="P6"><text:span text:style-name="Source_20_Text"><text:span text:style-name="T31"><text:s text:c="3"/></text:span></text:span></text:p>
      <text:p text:style-name="P6"><text:span text:style-name="Source_20_Text"><text:span text:style-name="T31">// интерфейс </text:span></text:span><text:span text:style-name="Source_20_Text"><text:span text:style-name="T32">ввода-вывода дискретных сигналов</text:span></text:span></text:p>
      <text:p text:style-name="P7"><text:span text:style-name="Source_20_Text"><text:span text:style-name="T31"><text:s text:c="3"/>output </text:span></text:span><text:span text:style-name="Source_20_Text"><text:span text:style-name="T32">reg </text:span></text:span><text:span text:style-name="Source_20_Text"><text:span text:style-name="T31"><text:s text:c="12"/></text:span></text:span><text:span text:style-name="Source_20_Text"><text:span text:style-name="T32">do1</text:span></text:span><text:span text:style-name="Source_20_Text"><text:span text:style-name="T31">, <text:s text:c="7"/>// </text:span></text:span><text:span text:style-name="Source_20_Text"><text:span text:style-name="T32">выходная линия 1</text:span></text:span></text:p>
      <text:p text:style-name="P7"><text:span text:style-name="Source_20_Text"><text:span text:style-name="T31"><text:s text:c="3"/>output </text:span></text:span><text:span text:style-name="Source_20_Text"><text:span text:style-name="T32">reg </text:span></text:span><text:span text:style-name="Source_20_Text"><text:span text:style-name="T31"><text:s text:c="12"/></text:span></text:span><text:span text:style-name="Source_20_Text"><text:span text:style-name="T32">do2</text:span></text:span><text:span text:style-name="Source_20_Text"><text:span text:style-name="T31">, <text:s text:c="7"/>// </text:span></text:span><text:span text:style-name="Source_20_Text"><text:span text:style-name="T32">выходная линия 2</text:span></text:span></text:p>
      <text:p text:style-name="P5"><text:span text:style-name="Source_20_Text"><text:span text:style-name="T31"><text:s text:c="3"/></text:span></text:span><text:span text:style-name="Source_20_Text"><text:span text:style-name="T32">input <text:s text:c="17"/>di1, <text:s text:c="7"/>// входной сигнал 1</text:span></text:span></text:p>
      <text:p text:style-name="P5"><text:span text:style-name="Source_20_Text"><text:span text:style-name="T31"><text:s text:c="3"/></text:span></text:span><text:span text:style-name="Source_20_Text"><text:span text:style-name="T32">input <text:s text:c="17"/>di2 <text:s text:c="8"/>// входной сигнал 2</text:span></text:span></text:p>
      <text:p text:style-name="P5"><text:span text:style-name="Source_20_Text"><text:span text:style-name="T32"><text:s/>);</text:span></text:span></text:p>
      <text:p text:style-name="P17"/>
      <text:p text:style-name="P9">Из всей адресной шины нам требуются только 2 бита, поскольку в адресном пространстве модуль представлен двумя регистрами (диапазон адресов 175300-175303). Назначение всех сигналов шины и ее протокол можно найти в описании шины wishbone.</text:p>
      <text:p text:style-name="P9"/>
      <text:h text:style-name="P32" text:outline-level="1"><text:bookmark-start text:name="__RefHeading___Toc6658_412920042"/>4. Фильтрация входных сигналов<text:bookmark-end text:name="__RefHeading___Toc6658_412920042"/></text:h>
      <text:p text:style-name="Standard">Поско<text:span text:style-name="T10">льку входные линии изменяют свое состояние асинхронно с тактовым сигналом шины, требуется обязательная фильтрация входных сигналов для предотвращения состояния метастабильности. Сделать это можно разными способами, простейший — цепочка из двух триггеров, образующая сдвиговый регистр. На выходе регистра получается уже отфильтрованный сигнал, пригодный для дальнейшей синхронной обработки. Вот пример схемы такого фильтра:</text:span></text:p>
      <text:p text:style-name="Standard"><text:span text:style-name="Source_20_Text"><text:span text:style-name="T7"/></text:span></text:p>
      <text:p text:style-name="Standard"><text:span text:style-name="Source_20_Text"><text:span text:style-name="T40">always @ (posedge wb_clk_i) begin</text:span></text:span></text:p>
      <text:p text:style-name="Standard"><text:span text:style-name="Source_20_Text"><text:span text:style-name="T40"><text:s text:c="5"/>// вводим каждый сигнал в сдвиговый регистр</text:span></text:span></text:p>
      <text:p text:style-name="Standard"><text:span text:style-name="Source_20_Text"><text:span text:style-name="T40"><text:s text:c="5"/>di1_filter[0] &lt;= di1;</text:span></text:span></text:p>
      <text:p text:style-name="Standard"><text:span text:style-name="Source_20_Text"><text:span text:style-name="T40"><text:s text:c="5"/>di1_filter[1] &lt;= di1_filter[0];</text:span></text:span></text:p>
      <text:p text:style-name="Standard"><text:span text:style-name="Source_20_Text"><text:span text:style-name="T40"/></text:span></text:p>
      <text:p text:style-name="Standard"><text:span text:style-name="Source_20_Text"><text:span text:style-name="T40"><text:s text:c="5"/>di2_filter[0] &lt;= di2;</text:span></text:span></text:p>
      <text:p text:style-name="Standard"><text:span text:style-name="Source_20_Text"><text:span text:style-name="T40"><text:s text:c="5"/>di2_filter[1] &lt;= di2_filter[0];</text:span></text:span></text:p>
      <text:p text:style-name="Standard"><text:span text:style-name="Source_20_Text"><text:span text:style-name="T40">end</text:span></text:span></text:p>
      <text:p text:style-name="Standard"><text:span text:style-name="Source_20_Text"><text:span text:style-name="T40"/></text:span></text:p>
      <text:p text:style-name="Standard"><text:span text:style-name="Source_20_Text"><text:span text:style-name="T40">// выходы сдвиговых регистров - это отфильтрованные сигналы</text:span></text:span></text:p>
      <text:p text:style-name="Standard"><text:span text:style-name="Source_20_Text"><text:span text:style-name="T40">assign di1f=di1_filter[1];</text:span></text:span></text:p>
      <text:p text:style-name="Standard"><text:span text:style-name="Source_20_Text"><text:span text:style-name="T40">assign di2f=di2_filter[1];</text:span></text:span></text:p>
      <text:p text:style-name="Standard"><text:span text:style-name="Source_20_Text"><text:span text:style-name="T40"/></text:span></text:p>
      <text:p text:style-name="P11">В реальной жизни, кроме фильтрации состояния метастабильности, скорее всего потребуется добавить в схему подавление дребезга, если на вход канала поступает сигнал от датчика с механическими контактами, <text:span text:style-name="T11">например кнопки или концевого выключателя. Но не будем зря усложнять тестовую схему.</text:span></text:p>
      <text:h text:style-name="Heading_20_1" text:outline-level="1"><text:bookmark-start text:name="__RefHeading___Toc6660_412920042"/>5. Формирование ответа на шинную транзакцию<text:bookmark-end text:name="__RefHeading___Toc6660_412920042"/></text:h>
      <text:p text:style-name="Standard">Каждое периферийное устройство, находящееся на общей шине, в ответ на начало транзакции wb_stb должно сформировать ответ wb_ack, подтверждающий выполнение транзакции со стороны устройства. Вот пример схемы формирователя ответа:</text:p>
      <text:p text:style-name="Standard"/>
      <text:p text:style-name="Standard"><text:span text:style-name="Source_20_Text"><text:span text:style-name="T31">wire reply=wb_cyc_i &amp; wb_stb_i &amp; ~wb_ack_o; // сигнал ответа на шинную транзакцию</text:span></text:span></text:p>
      <text:p text:style-name="Standard"><text:span text:style-name="Source_20_Text"><text:span text:style-name="T31"/></text:span></text:p>
      <text:p text:style-name="Standard"><text:span text:style-name="Source_20_Text"><text:span text:style-name="T31">always @(posedge wb_clk_i or posedge wb_rst_i)</text:span></text:span></text:p>
      <text:p text:style-name="Standard"><text:span text:style-name="Source_20_Text"><text:span text:style-name="T31"><text:s text:c="2"/>if (wb_rst_i == 1'b1) wb_ack_o &lt;= 1'b0; <text:s text:c="2"/>// сбрасываем сигнал подтверждения </text:span></text:span><text:span text:style-name="Source_20_Text"><text:span text:style-name="T33">по rst</text:span></text:span></text:p>
      <text:p text:style-name="Standard"><text:span text:style-name="Source_20_Text"><text:span text:style-name="T31"><text:s text:c="2"/>else wb_ack_o &lt;= reply; <text:s text:c="18"/>// выводим сигнал ответа на шину</text:span></text:span></text:p>
      <text:h text:style-name="P33" text:outline-level="1"><text:bookmark-start text:name="__RefHeading___Toc6662_412920042"/><text:soft-page-break/><text:span text:style-name="T11">6</text:span>. <text:span text:style-name="T8">Блок синхронной обработки и начальный сброс</text:span><text:bookmark-end text:name="__RefHeading___Toc6662_412920042"/></text:h>
      <text:p text:style-name="P10">Всю обработку мы будем делать в едином always-блоке, синхронизированном с тактовым сигналом шины wishbone. В более сложных проектах часть логики, конечно, имеет смысл вынести в отдельные блоки, но в данном случае этого не требуется.</text:p>
      <text:p text:style-name="P25">Первое, что обязательно надо сделать — это сбросить все внутренние флаги модуля, а выходные линии do1 и do2 установить в начальное состояние, например в 0:</text:p>
      <text:p text:style-name="P25"/>
      <text:p text:style-name="Standard"><text:span text:style-name="Source_20_Text"><text:span text:style-name="T31">always @(posedge wb_clk_i) <text:s text:c="2"/>begin</text:span></text:span></text:p>
      <text:p text:style-name="Standard"><text:span text:style-name="Source_20_Text"><text:span text:style-name="T31"><text:s text:c="4"/>if (wb_rst_i == 1'b1) begin</text:span></text:span></text:p>
      <text:p text:style-name="Standard"><text:span text:style-name="Source_20_Text"><text:span text:style-name="T31"><text:tab/> <text:s text:c="3"/>//******************</text:span></text:span></text:p>
      <text:p text:style-name="Standard"><text:span text:style-name="Source_20_Text"><text:span text:style-name="T31"><text:s text:c="7"/>// сброс системы</text:span></text:span></text:p>
      <text:p text:style-name="Standard"><text:span text:style-name="Source_20_Text"><text:span text:style-name="T31"><text:tab/> <text:s text:c="3"/>//******************</text:span></text:span></text:p>
      <text:p text:style-name="Standard"><text:span text:style-name="Source_20_Text"><text:span text:style-name="T31"><text:s text:c="7"/>interrupt_state &lt;= i_idle; // состояние ожэидания прерывания</text:span></text:span></text:p>
      <text:p text:style-name="Standard"><text:span text:style-name="Source_20_Text"><text:span text:style-name="T31"><text:s text:c="7"/>irq &lt;= 1'b0 ; <text:s text:c="13"/>// снимаем запрос на прерывания</text:span></text:span></text:p>
      <text:p text:style-name="Standard"><text:span text:style-name="Source_20_Text"><text:span text:style-name="T31"><text:s text:c="7"/>ie &lt;= 1'b0; <text:s text:c="15"/>// запрещаем прерывания</text:span></text:span></text:p>
      <text:p text:style-name="Standard"><text:span text:style-name="Source_20_Text"><text:span text:style-name="T31"><text:s text:c="7"/>interrupt_trigger &lt;= 1'b1; // сбрасываем триггер запроса прерывания</text:span></text:span></text:p>
      <text:p text:style-name="Standard"><text:span text:style-name="Source_20_Text"><text:span text:style-name="T31"><text:tab/> <text:s text:c="2"/>di1old &lt;= 1'b0; <text:s text:c="11"/>// сбрасываем предыдущие значения</text:span></text:span></text:p>
      <text:p text:style-name="Standard"><text:span text:style-name="Source_20_Text"><text:span text:style-name="T31"><text:tab/> <text:s text:c="2"/>di2old &lt;= 1'b0; <text:s text:c="11"/>// <text:s text:c="3"/>входных сигналов</text:span></text:span></text:p>
      <text:p text:style-name="Standard"><text:span text:style-name="Source_20_Text"><text:span text:style-name="T31"><text:tab/> <text:s text:c="2"/>do1 &lt;= 1'b0; <text:s text:c="14"/>// устанавливаем в начальное значение</text:span></text:span></text:p>
      <text:p text:style-name="Standard"><text:span text:style-name="Source_20_Text"><text:span text:style-name="T31"><text:tab/> <text:s text:c="2"/>do2 &lt;= 1'b0; <text:s text:c="14"/>// выходные сигналы</text:span></text:span></text:p>
      <text:p text:style-name="Standard"><text:span text:style-name="Source_20_Text"><text:span text:style-name="T31"><text:s text:c="4"/>end</text:span></text:span></text:p>
      <text:p text:style-name="P24"><text:span text:style-name="Source_20_Text"><text:span text:style-name="T12"/></text:span></text:p>
      <text:h text:style-name="P34" text:outline-level="1"><text:bookmark-start text:name="__RefHeading___Toc6665_412920042"/><text:span text:style-name="Source_20_Text"><text:span text:style-name="T24">7. </text:span></text:span><text:span text:style-name="Source_20_Text"><text:span text:style-name="T25">Выделение</text:span></text:span><text:span text:style-name="Source_20_Text"><text:span text:style-name="T22"> сигналов </text:span></text:span><text:span text:style-name="Source_20_Text"><text:span text:style-name="T23">управления шиной</text:span></text:span><text:bookmark-end text:name="__RefHeading___Toc6665_412920042"/></text:h>
      <text:p text:style-name="P26">Нас интересуют 2 сигнала — запрос чтения и запрос записи. Выделяем их из сигналов wishbone:</text:p>
      <text:p text:style-name="P25"><text:span text:style-name="Source_20_Text"><text:span text:style-name="T12">wire bus_strobe = wb_cyc_i &amp; wb_stb_i; <text:s text:c="8"/>// строб цикла шины</text:span></text:span></text:p>
      <text:p text:style-name="P25"><text:span text:style-name="Source_20_Text"><text:span text:style-name="T12">wire bus_read_req = bus_strobe &amp; ~wb_we_i; <text:s text:c="4"/>// запрос чтения</text:span></text:span></text:p>
      <text:p text:style-name="P25"><text:span text:style-name="Source_20_Text"><text:span text:style-name="T12">wire bus_write_req = bus_strobe &amp; wb_we_i; <text:s text:c="4"/>// запрос записи</text:span></text:span></text:p>
      <text:p text:style-name="P24"><text:span text:style-name="Source_20_Text"><text:span text:style-name="T12"/></text:span></text:p>
      <text:h text:style-name="Heading_20_1" text:outline-level="1"><text:bookmark-start text:name="__RefHeading___Toc6667_412920042"/><text:span text:style-name="Source_20_Text"><text:span text:style-name="T21">8. Обработка запросов чтения регистров</text:span></text:span><text:bookmark-end text:name="__RefHeading___Toc6667_412920042"/></text:h>
      <text:p text:style-name="P12"><text:span text:style-name="Source_20_Text"><text:span text:style-name="T14">При поступлении строба bus_read_req следует выставить на выходную шину данных модуля содержимое регистров CSR или DR, в зависимости от состояния лини адреса wb_adr_i[1]:</text:span></text:span></text:p>
      <text:p text:style-name="P12"><text:span text:style-name="Source_20_Text"><text:span text:style-name="T14"/></text:span></text:p>
      <text:p text:style-name="Standard"><text:span text:style-name="Source_20_Text"><text:span text:style-name="T31">if (bus_read_req == 1'b1) <text:s text:c="2"/>begin</text:span></text:span></text:p>
      <text:p text:style-name="Standard"><text:span text:style-name="Source_20_Text"><text:span text:style-name="T31"><text:s text:c="9"/>case (wb_adr_i[1])</text:span></text:span></text:p>
      <text:p text:style-name="Standard"><text:span text:style-name="Source_20_Text"><text:span text:style-name="T31"><text:s text:c="11"/>1'b0 : // 175300 - CSR</text:span></text:span></text:p>
      <text:p text:style-name="Standard"><text:span text:style-name="Source_20_Text"><text:span text:style-name="T31"><text:s text:c="21"/>wb_dat_o &lt;= {9'o0, ie, interrupt_trigger,5'o0}; <text:s text:c="2"/></text:span></text:span></text:p>
      <text:p text:style-name="Standard"><text:span text:style-name="Source_20_Text"><text:span text:style-name="T31"><text:s text:c="11"/>1'b1 : // 175302 - DR</text:span></text:span></text:p>
      <text:p text:style-name="Standard"><text:span text:style-name="Source_20_Text"><text:span text:style-name="T31"><text:s text:c="21"/>wb_dat_o &lt;= {12'o0, do2, do1, di2f, di1f}; <text:s text:c="2"/></text:span></text:span></text:p>
      <text:p text:style-name="Standard"><text:span text:style-name="Source_20_Text"><text:span text:style-name="T31"><text:s text:c="9"/>endcase </text:span></text:span></text:p>
      <text:p text:style-name="Standard"><text:span text:style-name="Source_20_Text"><text:span text:style-name="T34">end</text:span></text:span><text:span text:style-name="Source_20_Text"><text:span text:style-name="T31"> </text:span></text:span></text:p>
      <text:p text:style-name="Standard"><text:span text:style-name="Source_20_Text"><text:span text:style-name="T31"/></text:span></text:p>
      <text:p text:style-name="Standard"><text:span text:style-name="Source_20_Text"><text:span text:style-name="T13">В да</text:span></text:span><text:span text:style-name="Source_20_Text"><text:span text:style-name="T14">нном случае мы выставляем на шину только значащие биты. Остальные биты заменяем нулями.</text:span></text:span></text:p>
      <text:p text:style-name="Standard"><text:span text:style-name="Source_20_Text"><text:span text:style-name="T14"/></text:span></text:p>
      <text:p text:style-name="Standard"><text:span text:style-name="Source_20_Text"><text:span text:style-name="T14"/></text:span></text:p>
      <text:h text:style-name="Heading_20_1" text:outline-level="1"><text:bookmark-start text:name="__RefHeading___Toc6669_412920042"/><text:span text:style-name="Source_20_Text"><text:span text:style-name="T21">9. Обработка запросов записи регистров.</text:span></text:span><text:bookmark-end text:name="__RefHeading___Toc6669_412920042"/></text:h>
      <text:p text:style-name="P12"><text:span text:style-name="Source_20_Text"><text:span text:style-name="T14">При поступлении сигнала bus_write_req с входной шины данных следует прочитать содержимое значащих бит и записать их в соответствующие регистры:</text:span></text:span></text:p>
      <text:p text:style-name="P12"><text:span text:style-name="Source_20_Text"><text:span text:style-name="T14"/></text:span></text:p>
      <text:p text:style-name="P8"><text:soft-page-break/><text:span text:style-name="Source_20_Text"><text:span text:style-name="T26"><text:s/></text:span></text:span><text:span text:style-name="Source_20_Text"><text:span text:style-name="T34">// запись регистров <text:s text:c="2"/></text:span></text:span></text:p>
      <text:p text:style-name="P8"><text:span text:style-name="Source_20_Text"><text:span text:style-name="T34"><text:s/>else if (bus_write_req == 1'b1) <text:s/>begin</text:span></text:span></text:p>
      <text:p text:style-name="P8"><text:span text:style-name="Source_20_Text"><text:span text:style-name="T34"><text:s text:c="3"/>if (wb_sel_i[0] == 1'b1) <text:s/></text:span></text:span></text:p>
      <text:p text:style-name="P8"><text:span text:style-name="Source_20_Text"><text:span text:style-name="T34"><text:s text:c="3"/>// запись младших байтов</text:span></text:span></text:p>
      <text:p text:style-name="P8"><text:span text:style-name="Source_20_Text"><text:span text:style-name="T34"><text:s text:c="5"/>case (wb_adr_i[1])</text:span></text:span></text:p>
      <text:p text:style-name="P8"><text:span text:style-name="Source_20_Text"><text:span text:style-name="T34"><text:s text:c="5"/>// 175300 - CSR</text:span></text:span></text:p>
      <text:p text:style-name="P8"><text:span text:style-name="Source_20_Text"><text:span text:style-name="T34"><text:s text:c="5"/>1'b0: <text:s/>begin</text:span></text:span></text:p>
      <text:p text:style-name="P8"><text:span text:style-name="Source_20_Text"><text:span text:style-name="T34"><text:s text:c="9"/>ie &lt;= wb_dat_i[6]; <text:s text:c="2"/>// флаг разрешения прерывания</text:span></text:span></text:p>
      <text:p text:style-name="P8"><text:span text:style-name="Source_20_Text"><text:span text:style-name="T34"><text:s text:c="9"/>if (wb_dat_i[5] == 1'b1) interrupt_trigger &lt;= 1'b0; // сброс </text:span></text:span><text:span text:style-name="Source_20_Text"><text:span text:style-name="T35">запроса</text:span></text:span><text:span text:style-name="Source_20_Text"><text:span text:style-name="T34"> прерывания</text:span></text:span></text:p>
      <text:p text:style-name="P8"><text:span text:style-name="Source_20_Text"><text:span text:style-name="T34"><text:tab/> <text:s text:c="2"/>end <text:s/></text:span></text:span></text:p>
      <text:p text:style-name="P8"><text:span text:style-name="Source_20_Text"><text:span text:style-name="T34"/></text:span></text:p>
      <text:p text:style-name="P8"><text:span text:style-name="Source_20_Text"><text:span text:style-name="T34"><text:s text:c="5"/>// 175302 - DR</text:span></text:span></text:p>
      <text:p text:style-name="P8"><text:span text:style-name="Source_20_Text"><text:span text:style-name="T34"><text:s text:c="5"/>1'b1 : begin</text:span></text:span></text:p>
      <text:p text:style-name="P8"><text:span text:style-name="Source_20_Text"><text:span text:style-name="T34"><text:s text:c="9"/>// </text:span></text:span><text:span text:style-name="Source_20_Text"><text:span text:style-name="T35">запись регистров выходных линий</text:span></text:span></text:p>
      <text:p text:style-name="P8"><text:span text:style-name="Source_20_Text"><text:span text:style-name="T34"><text:tab/><text:tab/> do1 &lt;= wb_dat_i[2];</text:span></text:span></text:p>
      <text:p text:style-name="P8"><text:span text:style-name="Source_20_Text"><text:span text:style-name="T34"><text:tab/><text:tab/> do2 &lt;= wb_dat_i[3];</text:span></text:span></text:p>
      <text:p text:style-name="P8"><text:span text:style-name="Source_20_Text"><text:span text:style-name="T34"><text:tab/><text:tab/></text:span></text:span><text:span text:style-name="Source_20_Text"><text:span text:style-name="T35">e</text:span></text:span><text:span text:style-name="Source_20_Text"><text:span text:style-name="T34">nd<text:tab/></text:span></text:span></text:p>
      <text:p text:style-name="P8"><text:span text:style-name="Source_20_Text"><text:span text:style-name="T34"><text:s text:c="5"/>endcase </text:span></text:span></text:p>
      <text:p text:style-name="P8"><text:span text:style-name="Source_20_Text"><text:span text:style-name="T34">end</text:span></text:span></text:p>
      <text:p text:style-name="P12"><text:span text:style-name="Source_20_Text"><text:span text:style-name="T14"/></text:span></text:p>
      <text:p text:style-name="P13"><text:span text:style-name="Source_20_Text"><text:span text:style-name="T15">В данном случае анализируется только запись младших байтов регистров, поскольку разряды старших байтов не содержат полезной информации.</text:span></text:span></text:p>
      <text:p text:style-name="P13"><text:span text:style-name="Source_20_Text"><text:span text:style-name="T15">В более сложных случаях в этом блоке производится анализ некоторых разрядов и запуск обработки команд.</text:span></text:span></text:p>
      <text:p text:style-name="P13"><text:span text:style-name="Source_20_Text"><text:span text:style-name="T15"/></text:span></text:p>
      <text:h text:style-name="Heading_20_1" text:outline-level="1"><text:bookmark-start text:name="__RefHeading___Toc6671_412920042"/><text:span text:style-name="Source_20_Text"><text:span text:style-name="T21">10. Обнаружение условий для прерывания.</text:span></text:span><text:bookmark-end text:name="__RefHeading___Toc6671_412920042"/></text:h>
      <text:p text:style-name="P13"><text:span text:style-name="Source_20_Text"><text:span text:style-name="T15">По условиям задачи, любое изменение состояния входных линий должно вызывать запрос на векторное прерывание. Для этого в схеме предусмотрен регистр interrupt_trigger. Он взводится, когда изменяется любая из входных линий, и сбрасывается после обработки прерывания, или записи 1 в разряд IRQ регистра CSR.</text:span></text:span></text:p>
      <text:p text:style-name="P13"><text:span text:style-name="Source_20_Text"><text:span text:style-name="T15">Вот схема обнаружения перепадов входных сигналов:</text:span></text:span></text:p>
      <text:p text:style-name="P13"><text:span text:style-name="Source_20_Text"><text:span text:style-name="T15"/></text:span></text:p>
      <text:p text:style-name="P13"><text:span text:style-name="Source_20_Text"><text:span text:style-name="T35">reg di1old,di2old;</text:span></text:span></text:p>
      <text:p text:style-name="P13"><text:span text:style-name="Source_20_Text"><text:span text:style-name="T31"/></text:span></text:p>
      <text:p text:style-name="P13"><text:span text:style-name="Source_20_Text"><text:span text:style-name="T35">if ((di1old != di1f) || (di2old != di2f)) interrupt_trigger &lt;= 1'b1;</text:span></text:span></text:p>
      <text:p text:style-name="P13"><text:span text:style-name="Source_20_Text"><text:span text:style-name="T35">di1old &lt;= di1f;</text:span></text:span></text:p>
      <text:p text:style-name="P13"><text:span text:style-name="Source_20_Text"><text:span text:style-name="T35">di2old &lt;= di2f;</text:span></text:span></text:p>
      <text:p text:style-name="P13"><text:span text:style-name="Source_20_Text"><text:span text:style-name="T27"/></text:span></text:p>
      <text:p text:style-name="P13"><text:span text:style-name="Source_20_Text"><text:span text:style-name="T15">Предыдущие состояния входных сигналов сохранияются в регистрах di1old и di2old и сравниваются с текущим состоянием этих сигналов.</text:span></text:span></text:p>
      <text:p text:style-name="P13"><text:span text:style-name="Source_20_Text"><text:span text:style-name="T15"/></text:span></text:p>
      <text:h text:style-name="Heading_20_1" text:outline-level="1"><text:bookmark-start text:name="__RefHeading___Toc6673_412920042"/><text:span text:style-name="Source_20_Text">11. </text:span><text:span text:style-name="Source_20_Text"><text:span text:style-name="T21">Обработка</text:span></text:span><text:span text:style-name="Source_20_Text"> запросов прерывания</text:span><text:bookmark-end text:name="__RefHeading___Toc6673_412920042"/></text:h>
      <text:p text:style-name="Standard"><text:span text:style-name="Source_20_Text"><text:span text:style-name="T13">Эта схема нужна для </text:span></text:span><text:span text:style-name="Source_20_Text"><text:span text:style-name="T20">установки</text:span></text:span><text:span text:style-name="Source_20_Text"><text:span text:style-name="T13"> выходного сигнала IRQ, поступающего к контроллеру прерываний, ожидания ответного сигнала IACK от этого контроллера, </text:span></text:span><text:span text:style-name="Source_20_Text"><text:span text:style-name="T20">и последующего снятия запроса IRQ</text:span></text:span><text:span text:style-name="Source_20_Text"><text:span text:style-name="T13">. Всю остальную работу, в том числе и формирование правильного адреса вектора, берет на себя контроллер прерываний.</text:span></text:span></text:p>
      <text:p text:style-name="Standard"><text:span text:style-name="Source_20_Text"><text:span text:style-name="T13">Схему формирователя запроса прерывания можно создавать разными способами, я предпочитаю это делать через машину состояний:</text:span></text:span></text:p>
      <text:p text:style-name="Standard"><text:span text:style-name="Source_20_Text"><text:span text:style-name="T13"/></text:span></text:p>
      <text:p text:style-name="P14"><text:span text:style-name="Source_20_Text"><text:span text:style-name="T31">parameter[1:0] i_idle = 0; <text:s text:c="3"/>// ожидание прерывания</text:span></text:span></text:p>
      <text:p text:style-name="P14"><text:span text:style-name="Source_20_Text"><text:span text:style-name="T31">parameter[1:0] i_req = 1; <text:s text:c="4"/>// запрос векторного прерывания</text:span></text:span></text:p>
      <text:p text:style-name="P14"><text:span text:style-name="Source_20_Text"><text:span text:style-name="T31">parameter[1:0] i_wait = 2; <text:s text:c="3"/>// ожидание обработки прерывания со стороны процессора</text:span></text:span></text:p>
      <text:p text:style-name="P14"><text:span text:style-name="Source_20_Text"><text:span text:style-name="T31"/></text:span></text:p>
      <text:p text:style-name="P14"><text:span text:style-name="Source_20_Text"><text:span text:style-name="T31">reg[1:0] interrupt_state; </text:span></text:span></text:p>
      <text:p text:style-name="P14"><text:span text:style-name="Source_20_Text"><text:span text:style-name="T31"/></text:span></text:p>
      <text:p text:style-name="P14"><text:span text:style-name="Source_20_Text"><text:span text:style-name="T31">case (interrupt_state)</text:span></text:span></text:p>
      <text:p text:style-name="Standard"><text:soft-page-break/><text:span text:style-name="Source_20_Text"><text:span text:style-name="T31"><text:s text:c="3"/>// нет активного прерывания</text:span></text:span></text:p>
      <text:p text:style-name="Standard"><text:span text:style-name="Source_20_Text"><text:span text:style-name="T31"><text:s text:c="3"/>i_idle : <text:s/>begin</text:span></text:span></text:p>
      <text:p text:style-name="Standard"><text:span text:style-name="Source_20_Text"><text:span text:style-name="T31"><text:s text:c="7"/>// <text:s/>Если поднят флаг - переходим в состояние активного прерывания</text:span></text:span></text:p>
      <text:p text:style-name="Standard"><text:span text:style-name="Source_20_Text"><text:span text:style-name="T31"><text:s text:c="7"/>if ((ie == 1'b1) &amp; (interrupt_trigger == 1'b1)) <text:s/>begin</text:span></text:span></text:p>
      <text:p text:style-name="Standard"><text:span text:style-name="Source_20_Text"><text:span text:style-name="T31"><text:s text:c="15"/>interrupt_state &lt;= i_req ; </text:span></text:span></text:p>
      <text:p text:style-name="Standard"><text:span text:style-name="Source_20_Text"><text:span text:style-name="T31"><text:s text:c="15"/>irq &lt;= 1'b1 ; <text:s text:c="3"/>// запрос на прерывание</text:span></text:span></text:p>
      <text:p text:style-name="Standard"><text:span text:style-name="Source_20_Text"><text:span text:style-name="T31"><text:s text:c="8"/>end </text:span></text:span></text:p>
      <text:p text:style-name="Standard"><text:span text:style-name="Source_20_Text"><text:span text:style-name="T31"><text:tab/><text:tab/><text:tab/> // иначе снимаем запрос на прерывание</text:span></text:span></text:p>
      <text:p text:style-name="Standard"><text:span text:style-name="Source_20_Text"><text:span text:style-name="T31"><text:s text:c="8"/>else <text:s text:c="2"/>irq &lt;= 1'b0 ; <text:s text:c="3"/></text:span></text:span></text:p>
      <text:p text:style-name="Standard"><text:span text:style-name="Source_20_Text"><text:span text:style-name="T31"><text:s text:c="3"/>end</text:span></text:span></text:p>
      <text:p text:style-name="Standard"><text:span text:style-name="Source_20_Text"><text:span text:style-name="T31"><text:s text:c="3"/>// Формирование запроса на прерывание <text:s text:c="8"/></text:span></text:span></text:p>
      <text:p text:style-name="Standard"><text:span text:style-name="Source_20_Text"><text:span text:style-name="T31"><text:s text:c="3"/>i_req : <text:s text:c="2"/></text:span></text:span></text:p>
      <text:p text:style-name="Standard"><text:span text:style-name="Source_20_Text"><text:span text:style-name="T31"><text:s text:c="8"/>if (ie == 1'b0) <text:s text:c="3"/>interrupt_state &lt;= i_idle; <text:s text:c="4"/>// прерывания запрещены</text:span></text:span></text:p>
      <text:p text:style-name="Standard"><text:span text:style-name="Source_20_Text"><text:span text:style-name="T31"><text:s text:c="8"/>else if (iack == 1'b1) begin</text:span></text:span></text:p>
      <text:p text:style-name="Standard"><text:span text:style-name="Source_20_Text"><text:span text:style-name="T31"><text:s text:c="11"/>// если получено подтверждение прерывания от процессора</text:span></text:span></text:p>
      <text:p text:style-name="Standard"><text:span text:style-name="Source_20_Text"><text:span text:style-name="T31"><text:s text:c="11"/>irq &lt;= 1'b0 ; <text:s text:c="14"/>// снимаем запрос</text:span></text:span></text:p>
      <text:p text:style-name="Standard"><text:span text:style-name="Source_20_Text"><text:span text:style-name="T31"><text:s text:c="11"/>interrupt_trigger &lt;= 1'b0; <text:s/>// очищаем триггер прерывания</text:span></text:span></text:p>
      <text:p text:style-name="Standard"><text:span text:style-name="Source_20_Text"><text:span text:style-name="T31"><text:s text:c="11"/>interrupt_state &lt;= i_wait ; // переходим к ожиданию окончания обработки</text:span></text:span></text:p>
      <text:p text:style-name="Standard"><text:span text:style-name="Source_20_Text"><text:span text:style-name="T31"><text:s text:c="8"/>end </text:span></text:span></text:p>
      <text:p text:style-name="Standard"><text:span text:style-name="Source_20_Text"><text:span text:style-name="T31"><text:s text:c="3"/>// Ожидание окончания обработки прерывания <text:s text:c="8"/></text:span></text:span></text:p>
      <text:p text:style-name="Standard"><text:span text:style-name="Source_20_Text"><text:span text:style-name="T31"><text:s text:c="3"/>i_wait : if (iack == 1'b0) <text:s/>interrupt_state &lt;= i_idle ; // ждем снятия сигнала iack</text:span></text:span></text:p>
      <text:p text:style-name="Standard"><text:span text:style-name="Source_20_Text"><text:span text:style-name="T31">endcase</text:span></text:span></text:p>
      <text:p text:style-name="Standard"><text:span text:style-name="Source_20_Text"><text:span text:style-name="T12"/></text:span></text:p>
      <text:h text:style-name="Heading_20_1" text:outline-level="1"><text:bookmark-start text:name="__RefHeading___Toc6675_412920042"/><text:span text:style-name="Source_20_Text">12. Подключение модуля к шине wishbone</text:span><text:bookmark-end text:name="__RefHeading___Toc6675_412920042"/></text:h>
      <text:p text:style-name="P14"><text:span text:style-name="Source_20_Text"><text:span text:style-name="T16">Наш модуль готов. Теперь его надо подключить к общей шине — соединительному модулю topboard. Для этого в topboard надо описать несколько дополнительных сигналов:</text:span></text:span></text:p>
      <text:p text:style-name="P14"><text:span text:style-name="Source_20_Text"><text:span text:style-name="T16"/></text:span></text:p>
      <text:p text:style-name="P14"><text:span text:style-name="Source_20_Text"><text:span text:style-name="T36">wire dio_stb; <text:s text:c="9"/>// строб выбора устройства</text:span></text:span></text:p>
      <text:p text:style-name="P14"><text:span text:style-name="Source_20_Text"><text:span text:style-name="T36">wire dio_ack; <text:s text:c="9"/>// сигнал подтверждения </text:span></text:span><text:span text:style-name="Source_20_Text"><text:span text:style-name="T38">транзакции</text:span></text:span><text:span text:style-name="Source_20_Text"><text:span text:style-name="T36"> от </text:span></text:span><text:span text:style-name="Source_20_Text"><text:span text:style-name="T38">устройства</text:span></text:span></text:p>
      <text:p text:style-name="P14"><text:span text:style-name="Source_20_Text"><text:span text:style-name="T36">wire [15:0] dio_dat; <text:s text:c="2"/>// локальная выходная шина данных модуля</text:span></text:span></text:p>
      <text:p text:style-name="P14"><text:span text:style-name="Source_20_Text"><text:span text:style-name="T16"/></text:span></text:p>
      <text:p text:style-name="P14"><text:span text:style-name="Source_20_Text"><text:span text:style-name="T16">Далее создаем формирователь сигнала выбора устройства </text:span></text:span><text:span text:style-name="Source_20_Text"><text:span text:style-name="T17">по адресам 175300-175303</text:span></text:span><text:span text:style-name="Source_20_Text"><text:span text:style-name="T16">:</text:span></text:span></text:p>
      <text:p text:style-name="P14"><text:span text:style-name="Source_20_Text"><text:span text:style-name="T16"/></text:span></text:p>
      <text:p text:style-name="P15"><text:span text:style-name="Source_20_Text"><text:span text:style-name="T39">assign dio_stb = wb_stb &amp; wb_cyc &amp; (wb_adr[15:2] == (16'o175300 &gt;&gt; 2));</text:span></text:span></text:p>
      <text:p text:style-name="P15"><text:span text:style-name="Source_20_Text"><text:span text:style-name="T28"/></text:span></text:p>
      <text:p text:style-name="P15"><text:span text:style-name="Source_20_Text"><text:span text:style-name="T17">Подключаем сигнал подтверждения в сборную шину этих сигналов:</text:span></text:span></text:p>
      <text:p text:style-name="P15"><text:span text:style-name="Source_20_Text"><text:span text:style-name="T16"/></text:span></text:p>
      <text:p text:style-name="P15"><text:span text:style-name="Source_20_Text"><text:span text:style-name="T36">assign global_ack <text:s/>= ram_ack | rom_ack | …. | dio_ack;</text:span></text:span></text:p>
      <text:p text:style-name="P15"><text:span text:style-name="Source_20_Text"><text:span text:style-name="T16"/></text:span></text:p>
      <text:p text:style-name="P15"><text:span text:style-name="Source_20_Text"><text:span text:style-name="T17">Добавляем локальную выходную шину данных в мультиплексор шин данных:</text:span></text:span></text:p>
      <text:p text:style-name="P15"><text:span text:style-name="Source_20_Text"><text:span text:style-name="T17"/></text:span></text:p>
      <text:p text:style-name="P15"><text:span text:style-name="Source_20_Text"><text:span text:style-name="T37">assign wb_mux = </text:span></text:span></text:p>
      <text:p text:style-name="P15"><text:span text:style-name="Source_20_Text"><text:span text:style-name="T37"><text:s text:c="7"/>(ram_stb <text:s text:c="2"/>? ram_dat <text:s text:c="2"/>: 16'o000000)</text:span></text:span></text:p>
      <text:p text:style-name="P15"><text:span text:style-name="Source_20_Text"><text:span text:style-name="T37"><text:s text:c="5"/>| (rom_stb <text:s text:c="2"/>? rom_dat <text:s text:c="2"/>: 16'o000000)</text:span></text:span></text:p>
      <text:p text:style-name="P15"><text:span text:style-name="Source_20_Text"><text:span text:style-name="T37"><text:s text:c="11"/>……………..</text:span></text:span></text:p>
      <text:p text:style-name="P15"><text:span text:style-name="Source_20_Text"><text:span text:style-name="T37"><text:s text:c="5"/>| (dio_stb <text:s text:c="2"/>? dio_dat <text:s text:c="2"/>: 16'o000000)</text:span></text:span></text:p>
      <text:p text:style-name="P15"><text:span text:style-name="Source_20_Text"><text:span text:style-name="T17"/></text:span></text:p>
      <text:p text:style-name="P15"><text:span text:style-name="Source_20_Text"><text:span text:style-name="T17">Подключаем модуль к контроллеру прерываний, не забыв увеличить на 1 параметр N:</text:span></text:span></text:p>
      <text:p text:style-name="P15"><text:span text:style-name="Source_20_Text"><text:span text:style-name="T17"/></text:span></text:p>
      <text:p text:style-name="P15"><text:span text:style-name="Source_20_Text"><text:span text:style-name="T37">wbc_vic #(.N(10)) vic</text:span></text:span></text:p>
      <text:p text:style-name="P15"><text:span text:style-name="Source_20_Text"><text:span text:style-name="T37"><text:s text:c="4"/>………………...</text:span></text:span></text:p>
      <text:p text:style-name="P15"><text:span text:style-name="Source_20_Text"><text:span text:style-name="T37">(// <text:s text:c="5"/>UART1-Tx <text:s text:c="4"/>UART1-Rx <text:s/>... <text:s text:c="4"/>DIO</text:span></text:span></text:p>
      <text:p text:style-name="P15"><text:span text:style-name="Source_20_Text"><text:span text:style-name="T37">.ivec({16'o000064, 16'o000060, <text:s/>... <text:s text:c="2"/>16'o000310 }), // векторы</text:span></text:span></text:p>
      <text:p text:style-name="P15"><text:span text:style-name="Source_20_Text"><text:span text:style-name="T37">.ireq({irpstx_irq, irpsrx_irq, <text:s/>... <text:s text:c="2"/>dio_irq <text:s/>}), <text:s text:c="2"/>// запрос прерывания</text:span></text:span></text:p>
      <text:p text:style-name="P15"><text:span text:style-name="Source_20_Text"><text:span text:style-name="T37">.iack({irpstx_iack,irpsrx_iack, ... <text:s text:c="2"/>dio_iack }) <text:s text:c="3"/>// подтверждение прерывания</text:span></text:span></text:p>
      <text:p text:style-name="P15"><text:span text:style-name="Source_20_Text"><text:span text:style-name="T18"/></text:span></text:p>
      <text:p text:style-name="P15"><text:span text:style-name="Source_20_Text"><text:span text:style-name="T17">Вот и вся подготовка. Теперь можно подключать наш модуль к шине:</text:span></text:span></text:p>
      <text:p text:style-name="P15"><text:span text:style-name="Source_20_Text"><text:span text:style-name="T17"/></text:span></text:p>
      <text:p text:style-name="P15"><text:span text:style-name="Source_20_Text"><text:span text:style-name="T37">//**********************************</text:span></text:span></text:p>
      <text:p text:style-name="P15"><text:span text:style-name="Source_20_Text"><text:span text:style-name="T37">//* Тестовый модуль</text:span></text:span></text:p>
      <text:p text:style-name="P15"><text:span text:style-name="Source_20_Text"><text:span text:style-name="T37">//**********************************</text:span></text:span></text:p>
      <text:p text:style-name="P15"><text:soft-page-break/><text:span text:style-name="Source_20_Text"><text:span text:style-name="T37">dio dig1 (</text:span></text:span></text:p>
      <text:p text:style-name="P15"><text:span text:style-name="Source_20_Text"><text:span text:style-name="T37">// шина wishbone</text:span></text:span></text:p>
      <text:p text:style-name="P15"><text:span text:style-name="Source_20_Text"><text:span text:style-name="T37"><text:s text:c="3"/>.wb_clk_i(wb_clk), <text:s text:c="5"/>// тактовая частота шины</text:span></text:span></text:p>
      <text:p text:style-name="P15"><text:span text:style-name="Source_20_Text"><text:span text:style-name="T37"><text:s text:c="3"/>.wb_rst_i(sys_init), <text:s text:c="3"/>// сброс</text:span></text:span></text:p>
      <text:p text:style-name="P15"><text:span text:style-name="Source_20_Text"><text:span text:style-name="T37"><text:s text:c="3"/>.wb_adr_i(wb_adr[1:0]), // адрес </text:span></text:span></text:p>
      <text:p text:style-name="P15"><text:span text:style-name="Source_20_Text"><text:span text:style-name="T37"><text:s text:c="3"/>.wb_dat_i(wb_out), <text:s text:c="5"/>// входные данные</text:span></text:span></text:p>
      <text:p text:style-name="P15"><text:span text:style-name="Source_20_Text"><text:span text:style-name="T37"><text:s text:c="3"/>.wb_dat_o(dio_dat), <text:s text:c="5"/>// выходные данные</text:span></text:span></text:p>
      <text:p text:style-name="P15"><text:span text:style-name="Source_20_Text"><text:span text:style-name="T37"><text:s text:c="3"/>.wb_cyc_i(wb_cyc), <text:s text:c="5"/>// начало цикла шины</text:span></text:span></text:p>
      <text:p text:style-name="P15"><text:span text:style-name="Source_20_Text"><text:span text:style-name="T37"><text:s text:c="3"/>.wb_we_i(wb_we), <text:s text:c="7"/>// разрешение записи (0 - чтение)</text:span></text:span></text:p>
      <text:p text:style-name="P15"><text:span text:style-name="Source_20_Text"><text:span text:style-name="T37"><text:s text:c="3"/>.wb_stb_i(dio_stb), <text:s text:c="5"/>// строб цикла шины</text:span></text:span></text:p>
      <text:p text:style-name="P15"><text:span text:style-name="Source_20_Text"><text:span text:style-name="T37"><text:s text:c="3"/>.wb_sel_i(wb_sel), <text:s text:c="5"/>// выбор конкретных байтов для записи - старший, младший или оба</text:span></text:span></text:p>
      <text:p text:style-name="P15"><text:span text:style-name="Source_20_Text"><text:span text:style-name="T37"><text:s text:c="3"/>.wb_ack_o(dio_ack), <text:s text:c="5"/>// подтверждение выбора устройства</text:span></text:span></text:p>
      <text:p text:style-name="P15"><text:span text:style-name="Source_20_Text"><text:span text:style-name="T37"/></text:span></text:p>
      <text:p text:style-name="P15"><text:span text:style-name="Source_20_Text"><text:span text:style-name="T37">// обработка прерывания <text:s text:c="2"/></text:span></text:span></text:p>
      <text:p text:style-name="P15"><text:span text:style-name="Source_20_Text"><text:span text:style-name="T37"><text:s text:c="3"/>.irq(dio_irq), <text:s text:c="10"/>// запрос</text:span></text:span></text:p>
      <text:p text:style-name="P15"><text:span text:style-name="Source_20_Text"><text:span text:style-name="T37"><text:s text:c="3"/>.iack(dio_iack), <text:s text:c="8"/>// подтверждение</text:span></text:span></text:p>
      <text:p text:style-name="P15"><text:span text:style-name="Source_20_Text"><text:span text:style-name="T37"/></text:span></text:p>
      <text:p text:style-name="P15"><text:span text:style-name="Source_20_Text"><text:span text:style-name="T37">// линии ввода-вывода</text:span></text:span></text:p>
      <text:p text:style-name="P15"><text:span text:style-name="Source_20_Text"><text:span text:style-name="T37"><text:s text:c="3"/>.di1(di1),</text:span></text:span></text:p>
      <text:p text:style-name="P15"><text:span text:style-name="Source_20_Text"><text:span text:style-name="T37"><text:s text:c="3"/>.di2(di2),</text:span></text:span></text:p>
      <text:p text:style-name="P15"><text:span text:style-name="Source_20_Text"><text:span text:style-name="T37"><text:s text:c="3"/>.do1(do1),</text:span></text:span></text:p>
      <text:p text:style-name="P15"><text:span text:style-name="Source_20_Text"><text:span text:style-name="T37"><text:s text:c="3"/>.do2(do2)</text:span></text:span></text:p>
      <text:p text:style-name="P15"><text:span text:style-name="Source_20_Text"><text:span text:style-name="T37">);<text:tab/></text:span></text:span></text:p>
      <text:p text:style-name="P15"><text:span text:style-name="Source_20_Text"><text:span text:style-name="T17"/></text:span></text:p>
      <text:p text:style-name="P15"><text:span text:style-name="Source_20_Text"><text:span text:style-name="T17">Сигналы <text:s/>di1, di2, do1, do2 выводятся на внешние порты модуля topboard, им назначаются свободные ножки <text:s/>FPGA и подключаются к управляемому оборудованию. На этом создание простейшего модуля закончено.</text:span></text:span></text:p>
      <text:p text:style-name="P15"><text:span text:style-name="Source_20_Text"><text:span text:style-name="T17"/></text:span></text:p>
      <text:h text:style-name="Heading_20_1" text:outline-level="1"><text:bookmark-start text:name="__RefHeading___Toc6677_412920042"/><text:span text:style-name="Source_20_Text">13. Заключение.</text:span><text:bookmark-end text:name="__RefHeading___Toc6677_412920042"/></text:h>
      <text:p text:style-name="P15"><text:span text:style-name="Source_20_Text"><text:span text:style-name="T17">Полный исходный текст модуля dio лежит в файле doc/dio.v. Можно подключить его к проекту и поиграться с ним, повесив на внешние порты пару кнопок и светодиодов. Сам по себе этот модуль никакой практической ценности не представляет, он служит иллюстрацией процесса разработки собственных периферийных устройств. </text:span></text:span><text:span text:style-name="Source_20_Text"><text:span text:style-name="T19">Через пару лет я и сам забуду все тонкости этого процесса, и вот тут пригодится данный набор заметок.</text:span></text:span></text:p>
      <text:p text:style-name="P16"><text:span text:style-name="Source_20_Text"><text:span text:style-name="T19">Здесь не рассматривается создание модулей с собственными DMA-контроллерами. DMA — это отдельная и не очень приятная тема. Как правило, в управляющих </text:span></text:span><text:span text:style-name="Source_20_Text"><text:span text:style-name="T20">системах</text:span></text:span><text:span text:style-name="Source_20_Text"><text:span text:style-name="T19"> этот <text:s/>способ работы с шиной никто не использует, разве только высокоскоростные АЦП и ЦАП могут работать через DMA. В основном DMA применялось в дисковых контроллерах.</text:span></text:span></text:p>
      <text:p text:style-name="P27"><text:span text:style-name="Source_20_Text"><text:span text:style-name="T19">Также хотелось бы обратить внимание на необходимость создания опторазвязки со всеми входящими дискретными сигналами. И, кроме того, требуется тщательная фильтрация входного питания и экранировка контроллера. В оборудовании достаточно мощных импульсных помех, и переключение какого-нибудь силового контактора запросто может привести к зависанию или перезагрузке контроллера. На эту тему написано много полезной литературы, и я крайне не рекомендую все это игнорировать — уж больно нежной стала современная электроника.</text:span></text:span></text:p>
      <text:p text:style-name="P27"><text:span text:style-name="Source_20_Text"><text:span text:style-name="T1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07:29:20.877597478</meta:creation-date>
    <dc:date>2021-02-23T16:33:00.198595713</dc:date>
    <meta:editing-duration>P1DT1H25M17S</meta:editing-duration>
    <meta:editing-cycles>79</meta:editing-cycles>
    <meta:generator>LibreOffice/6.0.7.3$Linux_X86_64 LibreOffice_project/00m0$Build-3</meta:generator>
    <meta:document-statistic meta:table-count="2" meta:image-count="0" meta:object-count="0" meta:page-count="9" meta:paragraph-count="272" meta:word-count="2277" meta:character-count="17112" meta:non-whitespace-character-count="13903"/>
  </office:meta>
</office:document-meta>
</file>